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Console1" svg:font-family="'Lucida Console'"/>
    <style:font-face style:name="Times New Roman1" svg:font-family="'Times New Roman'"/>
    <style:font-face style:name="Trebuchet MS1" svg:font-family="'Trebuchet MS'"/>
    <style:font-face style:name="DejaVu Sans1" svg:font-family="'DejaVu Sans'" style:font-pitch="variable"/>
    <style:font-face style:name="Liberation Serif" svg:font-family="'Liberation Serif'" style:font-pitch="variable"/>
    <style:font-face style:name="Lucida Console" svg:font-family="'Lucida Console'" style:font-pitch="variable"/>
    <style:font-face style:name="Times New Roman" svg:font-family="'Times New Roman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617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69cm" fo:min-width="2.711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solid" draw:fill-color="#008000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7.5pt" style:font-size-asian="17.5pt" style:font-size-complex="17.5pt"/>
    </style:style>
    <style:style style:name="P3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4" style:family="paragraph">
      <loext:graphic-properties draw:fill="none"/>
      <style:paragraph-properties fo:text-align="start" style:writing-mode="lr-tb"/>
      <style:text-properties fo:font-size="14.1000003814697pt" style:font-size-asian="14.1000003814697pt" style:font-size-complex="14.1000003814697pt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none"/>
      <style:text-properties fo:font-size="9pt" style:font-size-asian="9pt" style:font-size-complex="9pt"/>
    </style:style>
    <style:style style:name="P7" style:family="paragraph">
      <loext:graphic-properties draw:fill="solid" draw:fill-color="#008000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none"/>
      <style:text-properties fo:font-size="12pt" style:font-size-asian="12pt" style:font-size-complex="12pt"/>
    </style:style>
    <style:style style:name="T1" style:family="text">
      <style:text-properties fo:color="#000000" style:font-name="Trebuchet MS1" fo:font-size="17.5pt" style:font-size-asian="17.5pt" style:font-name-complex="Trebuchet MS1" style:font-size-complex="17.5pt"/>
    </style:style>
    <style:style style:name="T2" style:family="text">
      <style:text-properties fo:color="#000000" style:font-name="Trebuchet MS1" fo:font-size="14.1000003814697pt" style:font-size-asian="14.1000003814697pt" style:font-name-complex="Trebuchet MS1" style:font-size-complex="14.1000003814697pt"/>
    </style:style>
    <style:style style:name="T3" style:family="text">
      <style:text-properties fo:color="#000000" style:font-name="Trebuchet MS1" fo:font-size="17.5pt" fo:font-weight="bold" style:font-size-asian="17.5pt" style:font-name-complex="Trebuchet MS1" style:font-size-complex="17.5pt" style:font-weight-complex="bold"/>
    </style:style>
    <style:style style:name="T4" style:family="text">
      <style:text-properties fo:color="#000000" style:font-name="Trebuchet MS1" fo:font-size="14.1000003814697pt" fo:font-weight="bold" style:font-size-asian="14.1000003814697pt" style:font-name-complex="Trebuchet MS1" style:font-size-complex="14.1000003814697pt" style:font-weight-complex="bold"/>
    </style:style>
    <style:style style:name="T5" style:family="text">
      <style:text-properties fo:color="#008000" style:font-name="Trebuchet MS1" fo:font-size="10pt" fo:font-weight="bold" style:font-size-asian="10pt" style:font-name-complex="Trebuchet MS1" style:font-size-complex="10pt" style:font-weight-complex="bold"/>
    </style:style>
    <style:style style:name="T6" style:family="text">
      <style:text-properties fo:color="#000000" style:font-name="Trebuchet MS1" fo:font-size="10pt" style:font-size-asian="10pt" style:font-name-complex="Trebuchet MS1" style:font-size-complex="10pt"/>
    </style:style>
    <style:style style:name="T7" style:family="text">
      <style:text-properties fo:color="#000000" style:text-outline="true" style:font-name="Lucida Console1" fo:font-size="9pt" style:font-size-asian="9pt" style:font-name-complex="Lucida Console1" style:font-size-complex="9pt"/>
    </style:style>
    <style:style style:name="T8" style:family="text">
      <style:text-properties fo:color="#000000" style:font-name="Lucida Console1" fo:font-size="9pt" style:font-size-asian="9pt" style:font-name-complex="Lucida Console1" style:font-size-complex="9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color="#000000" style:font-name="Times New Roman1" fo:font-size="12pt" style:font-size-asian="12pt" style:font-name-complex="Times New Roman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2.174cm" svg:height="0.721cm" svg:x="7.037cm" svg:y="2.474cm">
          <draw:text-box>
            <text:p text:style-name="P1"><text:span text:style-name="T1">PARTIE</text:span></text:p>
          </draw:text-box>
        </draw:frame>
        <draw:frame draw:style-name="gr2" draw:text-style-name="P3" draw:layer="layout" svg:width="0.494cm" svg:height="0.581cm" svg:x="8.968cm" svg:y="2.588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617cm" svg:height="0.721cm" svg:x="9.116cm" svg:y="2.474cm">
          <draw:text-box>
            <text:p text:style-name="P1"><text:span text:style-name="T1">1</text:span></text:p>
          </draw:text-box>
        </draw:frame>
        <draw:frame draw:style-name="gr2" draw:text-style-name="P3" draw:layer="layout" svg:width="0.494cm" svg:height="0.581cm" svg:x="9.442cm" svg:y="2.588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617cm" svg:height="0.721cm" svg:x="9.59cm" svg:y="2.474cm">
          <draw:text-box>
            <text:p text:style-name="P1"><text:span text:style-name="T1">–</text:span></text:p>
          </draw:text-box>
        </draw:frame>
        <draw:frame draw:style-name="gr2" draw:text-style-name="P3" draw:layer="layout" svg:width="0.494cm" svg:height="0.581cm" svg:x="9.819cm" svg:y="2.588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.128cm" svg:height="0.721cm" svg:x="9.967cm" svg:y="2.474cm">
          <draw:text-box>
            <text:p text:style-name="P1"><text:span text:style-name="T1">LES</text:span></text:p>
          </draw:text-box>
        </draw:frame>
        <draw:frame draw:style-name="gr2" draw:text-style-name="P3" draw:layer="layout" svg:width="0.494cm" svg:height="0.581cm" svg:x="10.907cm" svg:y="2.588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3.626cm" svg:height="0.721cm" svg:x="11.051cm" svg:y="2.474cm">
          <draw:text-box>
            <text:p text:style-name="P1"><text:span text:style-name="T1">VARIAB</text:span><text:span text:style-name="T1">LES </text:span></text:p>
          </draw:text-box>
        </draw:frame>
        <draw:frame draw:style-name="gr1" draw:text-style-name="P2" draw:layer="layout" svg:width="0.617cm" svg:height="0.721cm" svg:x="7.702cm" svg:y="3.474cm">
          <draw:text-box>
            <text:p text:style-name="P1"><text:span text:style-name="T3">E</text:span></text:p>
          </draw:text-box>
        </draw:frame>
        <draw:frame draw:style-name="gr2" draw:text-style-name="P3" draw:layer="layout" svg:width="3.406cm" svg:height="0.581cm" svg:x="8.054cm" svg:y="3.588cm">
          <draw:text-box>
            <text:p text:style-name="P1"><text:span text:style-name="T4">NONCE </text:span><text:span text:style-name="T4">DES </text:span></text:p>
          </draw:text-box>
        </draw:frame>
        <draw:frame draw:style-name="gr3" draw:text-style-name="P4" draw:layer="layout" svg:width="3.05cm" svg:height="0.581cm" svg:x="11.7cm" svg:y="3.6cm">
          <draw:text-box>
            <text:p text:style-name="P1"><text:span text:style-name="T4">EXERCIC</text:span><text:span text:style-name="T4">ES</text:span></text:p>
          </draw:text-box>
        </draw:frame>
        <draw:frame draw:style-name="gr1" draw:text-style-name="P2" draw:layer="layout" svg:width="0.617cm" svg:height="0.721cm" svg:x="14cm" svg:y="3.5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2.525cm" svg:height="0.412cm" svg:x="2.499cm" svg:y="4.645cm">
          <draw:text-box>
            <text:p text:style-name="P1"><text:span text:style-name="T5">Exercice 1.1 </text:span></text:p>
          </draw:text-box>
        </draw:frame>
        <draw:frame draw:style-name="gr4" draw:text-style-name="P5" draw:layer="layout" svg:width="16.207cm" svg:height="0.412cm" svg:x="2.499cm" svg:y="5.381cm">
          <draw:text-box>
            <text:p text:style-name="P1"><text:span text:style-name="T6">Quelles </text:span><text:span text:style-name="T6">seront les </text:span><text:span text:style-name="T6">valeurs des </text:span><text:span text:style-name="T6">variables A et </text:span><text:span text:style-name="T6">B après </text:span><text:span text:style-name="T6">exécution des </text:span><text:span text:style-name="T6">instructions </text:span><text:span text:style-name="T6">suivantes ? </text:span></text:p>
          </draw:text-box>
        </draw:frame>
        <draw:frame draw:style-name="gr5" draw:text-style-name="P6" draw:layer="layout" svg:width="3.859cm" svg:height="0.374cm" svg:x="2.499cm" svg:y="6.005cm">
          <draw:text-box>
            <text:p text:style-name="P1"><text:span text:style-name="T7">Variables</text:span><text:span text:style-name="T8"> A, B </text:span><text:span text:style-name="T7">en</text:span><text:span text:style-name="T8"> </text:span><text:span text:style-name="T7">Entier</text:span><text:span text:style-name="T8"> </text:span></text:p>
          </draw:text-box>
        </draw:frame>
        <draw:frame draw:style-name="gr5" draw:text-style-name="P6" draw:layer="layout" svg:width="1.073cm" svg:height="0.374cm" svg:x="2.499cm" svg:y="6.45cm">
          <draw:text-box>
            <text:p text:style-name="P1"><text:span text:style-name="T7">Début</text:span><text:span text:style-name="T8"> </text:span></text:p>
          </draw:text-box>
        </draw:frame>
        <draw:frame draw:style-name="gr5" draw:text-style-name="P6" draw:layer="layout" svg:width="0.993cm" svg:height="0.374cm" svg:x="2.499cm" svg:y="6.894cm">
          <draw:text-box>
            <text:p text:style-name="P1"><text:span text:style-name="T8">A ← 1 </text:span></text:p>
          </draw:text-box>
        </draw:frame>
        <draw:frame draw:style-name="gr5" draw:text-style-name="P6" draw:layer="layout" svg:width="1.678cm" svg:height="0.374cm" svg:x="2.499cm" svg:y="7.339cm">
          <draw:text-box>
            <text:p text:style-name="P1"><text:span text:style-name="T8">B ← A + 3 </text:span></text:p>
          </draw:text-box>
        </draw:frame>
        <draw:frame draw:style-name="gr5" draw:text-style-name="P6" draw:layer="layout" svg:width="0.993cm" svg:height="0.374cm" svg:x="2.499cm" svg:y="7.783cm">
          <draw:text-box>
            <text:p text:style-name="P1"><text:span text:style-name="T8">A ← 3 </text:span></text:p>
          </draw:text-box>
        </draw:frame>
        <draw:polygon draw:style-name="gr6" draw:text-style-name="P7" draw:layer="layout" svg:width="12.001cm" svg:height="0.055cm" svg:x="4.496cm" svg:y="9.131cm" svg:viewBox="0 0 12002 56" draw:points="0,56 12002,56 12002,0 0,0">
          <text:p/>
        </draw:polygon>
        <draw:frame draw:style-name="gr5" draw:text-style-name="P6" draw:layer="layout" svg:width="0.578cm" svg:height="0.374cm" svg:x="2.499cm" svg:y="8.224cm">
          <draw:text-box>
            <text:p text:style-name="P1"><text:span text:style-name="T7">Fin</text:span><text:span text:style-name="T8"> </text:span></text:p>
          </draw:text-box>
        </draw:frame>
        <draw:frame draw:style-name="gr4" draw:text-style-name="P5" draw:layer="layout" svg:width="0.35cm" svg:height="0.412cm" svg:x="18.503cm" svg:y="8.95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2.525cm" svg:height="0.412cm" svg:x="2.499cm" svg:y="9.585cm">
          <draw:text-box>
            <text:p text:style-name="P1"><text:span text:style-name="T5">Exercice 1.2 </text:span></text:p>
          </draw:text-box>
        </draw:frame>
        <draw:frame draw:style-name="gr4" draw:text-style-name="P5" draw:layer="layout" svg:width="16.673cm" svg:height="0.412cm" svg:x="2.499cm" svg:y="10.323cm">
          <draw:text-box>
            <text:p text:style-name="P1"><text:span text:style-name="T6">Quelles </text:span><text:span text:style-name="T6">seront les </text:span><text:span text:style-name="T6">valeurs des </text:span><text:span text:style-name="T6">variables A, B </text:span><text:span text:style-name="T6">et C après </text:span><text:span text:style-name="T6">exécution des </text:span><text:span text:style-name="T6">instructions </text:span><text:span text:style-name="T6">suivantes ? </text:span></text:p>
          </draw:text-box>
        </draw:frame>
        <draw:frame draw:style-name="gr5" draw:text-style-name="P6" draw:layer="layout" svg:width="4.283cm" svg:height="0.374cm" svg:x="2.499cm" svg:y="10.947cm">
          <draw:text-box>
            <text:p text:style-name="P1"><text:span text:style-name="T7">Variables</text:span><text:span text:style-name="T8"> A, B, </text:span><text:span text:style-name="T8">C </text:span><text:span text:style-name="T7">en</text:span><text:span text:style-name="T8"> </text:span><text:span text:style-name="T7">Entier</text:span><text:span text:style-name="T8"> </text:span></text:p>
          </draw:text-box>
        </draw:frame>
        <draw:frame draw:style-name="gr5" draw:text-style-name="P6" draw:layer="layout" svg:width="1.073cm" svg:height="0.374cm" svg:x="2.499cm" svg:y="11.391cm">
          <draw:text-box>
            <text:p text:style-name="P1"><text:span text:style-name="T7">Début</text:span><text:span text:style-name="T8"> </text:span></text:p>
          </draw:text-box>
        </draw:frame>
        <draw:frame draw:style-name="gr5" draw:text-style-name="P6" draw:layer="layout" svg:width="0.993cm" svg:height="0.374cm" svg:x="2.499cm" svg:y="11.836cm">
          <draw:text-box>
            <text:p text:style-name="P1"><text:span text:style-name="T8">A ← 5 </text:span></text:p>
          </draw:text-box>
        </draw:frame>
        <draw:frame draw:style-name="gr5" draw:text-style-name="P6" draw:layer="layout" svg:width="0.993cm" svg:height="0.374cm" svg:x="2.499cm" svg:y="12.28cm">
          <draw:text-box>
            <text:p text:style-name="P1"><text:span text:style-name="T8">B ← 3 </text:span></text:p>
          </draw:text-box>
        </draw:frame>
        <draw:frame draw:style-name="gr5" draw:text-style-name="P6" draw:layer="layout" svg:width="1.695cm" svg:height="0.374cm" svg:x="2.499cm" svg:y="12.725cm">
          <draw:text-box>
            <text:p text:style-name="P1"><text:span text:style-name="T8">C ← A + B </text:span></text:p>
          </draw:text-box>
        </draw:frame>
        <draw:frame draw:style-name="gr5" draw:text-style-name="P6" draw:layer="layout" svg:width="0.993cm" svg:height="0.374cm" svg:x="2.499cm" svg:y="13.169cm">
          <draw:text-box>
            <text:p text:style-name="P1"><text:span text:style-name="T8">A ← 2 </text:span></text:p>
          </draw:text-box>
        </draw:frame>
        <draw:frame draw:style-name="gr5" draw:text-style-name="P6" draw:layer="layout" svg:width="1.59cm" svg:height="0.374cm" svg:x="2.499cm" svg:y="13.614cm">
          <draw:text-box>
            <text:p text:style-name="P1"><text:span text:style-name="T8">C ← B – A </text:span></text:p>
          </draw:text-box>
        </draw:frame>
        <draw:polygon draw:style-name="gr6" draw:text-style-name="P7" draw:layer="layout" svg:width="12.001cm" svg:height="0.054cm" svg:x="4.496cm" svg:y="14.961cm" svg:viewBox="0 0 12002 55" draw:points="0,55 12002,55 12002,0 0,0">
          <text:p/>
        </draw:polygon>
        <draw:frame draw:style-name="gr5" draw:text-style-name="P6" draw:layer="layout" svg:width="0.578cm" svg:height="0.374cm" svg:x="2.499cm" svg:y="14.054cm">
          <draw:text-box>
            <text:p text:style-name="P1"><text:span text:style-name="T7">Fin</text:span><text:span text:style-name="T8"> </text:span></text:p>
          </draw:text-box>
        </draw:frame>
        <draw:frame draw:style-name="gr4" draw:text-style-name="P5" draw:layer="layout" svg:width="0.35cm" svg:height="0.412cm" svg:x="18.503cm" svg:y="14.78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2.525cm" svg:height="0.412cm" svg:x="2.499cm" svg:y="15.415cm">
          <draw:text-box>
            <text:p text:style-name="P1"><text:span text:style-name="T5">Exercice 1.3 </text:span></text:p>
          </draw:text-box>
        </draw:frame>
        <draw:frame draw:style-name="gr4" draw:text-style-name="P5" draw:layer="layout" svg:width="16.207cm" svg:height="0.412cm" svg:x="2.499cm" svg:y="16.152cm">
          <draw:text-box>
            <text:p text:style-name="P1"><text:span text:style-name="T6">Quelles </text:span><text:span text:style-name="T6">seront les </text:span><text:span text:style-name="T6">valeurs des </text:span><text:span text:style-name="T6">variables A et </text:span><text:span text:style-name="T6">B après </text:span><text:span text:style-name="T6">exécution des </text:span><text:span text:style-name="T6">instructions </text:span><text:span text:style-name="T6">suivantes ? </text:span></text:p>
          </draw:text-box>
        </draw:frame>
        <draw:frame draw:style-name="gr5" draw:text-style-name="P6" draw:layer="layout" svg:width="3.859cm" svg:height="0.374cm" svg:x="2.499cm" svg:y="16.777cm">
          <draw:text-box>
            <text:p text:style-name="P1"><text:span text:style-name="T7">Variables</text:span><text:span text:style-name="T8"> A, B </text:span><text:span text:style-name="T7">en</text:span><text:span text:style-name="T8"> </text:span><text:span text:style-name="T7">Entier</text:span><text:span text:style-name="T8"> </text:span></text:p>
          </draw:text-box>
        </draw:frame>
        <draw:frame draw:style-name="gr5" draw:text-style-name="P6" draw:layer="layout" svg:width="1.073cm" svg:height="0.374cm" svg:x="2.499cm" svg:y="17.221cm">
          <draw:text-box>
            <text:p text:style-name="P1"><text:span text:style-name="T7">Début </text:span></text:p>
          </draw:text-box>
        </draw:frame>
        <draw:frame draw:style-name="gr5" draw:text-style-name="P6" draw:layer="layout" svg:width="0.993cm" svg:height="0.374cm" svg:x="2.499cm" svg:y="17.666cm">
          <draw:text-box>
            <text:p text:style-name="P1"><text:span text:style-name="T8">A ← 5 </text:span></text:p>
          </draw:text-box>
        </draw:frame>
        <draw:frame draw:style-name="gr5" draw:text-style-name="P6" draw:layer="layout" svg:width="1.678cm" svg:height="0.374cm" svg:x="2.499cm" svg:y="18.11cm">
          <draw:text-box>
            <text:p text:style-name="P1"><text:span text:style-name="T8">B ← A + 4 </text:span></text:p>
          </draw:text-box>
        </draw:frame>
        <draw:frame draw:style-name="gr5" draw:text-style-name="P6" draw:layer="layout" svg:width="1.678cm" svg:height="0.374cm" svg:x="2.499cm" svg:y="18.555cm">
          <draw:text-box>
            <text:p text:style-name="P1"><text:span text:style-name="T8">A ← A + 1 </text:span></text:p>
          </draw:text-box>
        </draw:frame>
        <draw:frame draw:style-name="gr5" draw:text-style-name="P6" draw:layer="layout" svg:width="1.573cm" svg:height="0.374cm" svg:x="2.499cm" svg:y="18.999cm">
          <draw:text-box>
            <text:p text:style-name="P1"><text:span text:style-name="T8">B ← A – 4 </text:span></text:p>
          </draw:text-box>
        </draw:frame>
        <draw:polygon draw:style-name="gr6" draw:text-style-name="P7" draw:layer="layout" svg:width="12.001cm" svg:height="0.057cm" svg:x="4.496cm" svg:y="20.344cm" svg:viewBox="0 0 12002 58" draw:points="0,58 12002,58 12002,0 0,0">
          <text:p/>
        </draw:polygon>
        <draw:frame draw:style-name="gr5" draw:text-style-name="P6" draw:layer="layout" svg:width="0.578cm" svg:height="0.374cm" svg:x="2.499cm" svg:y="19.439cm">
          <draw:text-box>
            <text:p text:style-name="P1"><text:span text:style-name="T7">Fin</text:span><text:span text:style-name="T8"> </text:span></text:p>
          </draw:text-box>
        </draw:frame>
        <draw:frame draw:style-name="gr4" draw:text-style-name="P5" draw:layer="layout" svg:width="0.35cm" svg:height="0.412cm" svg:x="18.503cm" svg:y="20.166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2.525cm" svg:height="0.412cm" svg:x="2.499cm" svg:y="20.801cm">
          <draw:text-box>
            <text:p text:style-name="P1"><text:span text:style-name="T5">Exercice 1.4 </text:span></text:p>
          </draw:text-box>
        </draw:frame>
        <draw:frame draw:style-name="gr4" draw:text-style-name="P5" draw:layer="layout" svg:width="16.673cm" svg:height="0.412cm" svg:x="2.499cm" svg:y="21.537cm">
          <draw:text-box>
            <text:p text:style-name="P1"><text:span text:style-name="T6">Quelles </text:span><text:span text:style-name="T6">seront les </text:span><text:span text:style-name="T6">valeurs des </text:span><text:span text:style-name="T6">variables A, B </text:span><text:span text:style-name="T6">et C après </text:span><text:span text:style-name="T6">exécution des </text:span><text:span text:style-name="T6">instructions </text:span><text:span text:style-name="T6">suivantes ? </text:span></text:p>
          </draw:text-box>
        </draw:frame>
        <draw:frame draw:style-name="gr5" draw:text-style-name="P6" draw:layer="layout" svg:width="4.283cm" svg:height="0.374cm" svg:x="2.499cm" svg:y="22.161cm">
          <draw:text-box>
            <text:p text:style-name="P1"><text:span text:style-name="T7">Variables</text:span><text:span text:style-name="T8"> A, B, </text:span><text:span text:style-name="T8">C </text:span><text:span text:style-name="T7">en</text:span><text:span text:style-name="T8"> </text:span><text:span text:style-name="T7">Entier</text:span><text:span text:style-name="T8"> </text:span></text:p>
          </draw:text-box>
        </draw:frame>
        <draw:frame draw:style-name="gr5" draw:text-style-name="P6" draw:layer="layout" svg:width="1.073cm" svg:height="0.374cm" svg:x="2.499cm" svg:y="22.606cm">
          <draw:text-box>
            <text:p text:style-name="P1"><text:span text:style-name="T7">Début </text:span></text:p>
          </draw:text-box>
        </draw:frame>
        <draw:frame draw:style-name="gr5" draw:text-style-name="P6" draw:layer="layout" svg:width="1.095cm" svg:height="0.374cm" svg:x="2.499cm" svg:y="23.051cm">
          <draw:text-box>
            <text:p text:style-name="P1"><text:span text:style-name="T8"><text:s/></text:span><text:span text:style-name="T8">A ← 3 </text:span></text:p>
          </draw:text-box>
        </draw:frame>
        <draw:frame draw:style-name="gr5" draw:text-style-name="P6" draw:layer="layout" svg:width="1.196cm" svg:height="0.374cm" svg:x="2.499cm" svg:y="23.496cm">
          <draw:text-box>
            <text:p text:style-name="P1"><text:span text:style-name="T8">B ← 10 </text:span></text:p>
          </draw:text-box>
        </draw:frame>
        <draw:frame draw:style-name="gr5" draw:text-style-name="P6" draw:layer="layout" svg:width="1.695cm" svg:height="0.374cm" svg:x="2.499cm" svg:y="23.94cm">
          <draw:text-box>
            <text:p text:style-name="P1"><text:span text:style-name="T8">C ← A + B </text:span></text:p>
          </draw:text-box>
        </draw:frame>
        <draw:frame draw:style-name="gr5" draw:text-style-name="P6" draw:layer="layout" svg:width="1.691cm" svg:height="0.374cm" svg:x="2.499cm" svg:y="24.385cm">
          <draw:text-box>
            <text:p text:style-name="P1"><text:span text:style-name="T8">B ← A + B </text:span></text:p>
          </draw:text-box>
        </draw:frame>
        <draw:frame draw:style-name="gr5" draw:text-style-name="P6" draw:layer="layout" svg:width="1.01cm" svg:height="0.374cm" svg:x="2.499cm" svg:y="24.829cm">
          <draw:text-box>
            <text:p text:style-name="P1"><text:span text:style-name="T8">A ← C </text:span></text:p>
          </draw:text-box>
        </draw:frame>
        <draw:polygon draw:style-name="gr6" draw:text-style-name="P7" draw:layer="layout" svg:width="12.001cm" svg:height="0.055cm" svg:x="4.496cm" svg:y="26.174cm" svg:viewBox="0 0 12002 56" draw:points="0,56 12002,56 12002,0 0,0">
          <text:p/>
        </draw:polygon>
        <draw:frame draw:style-name="gr5" draw:text-style-name="P6" draw:layer="layout" svg:width="0.578cm" svg:height="0.374cm" svg:x="2.499cm" svg:y="25.27cm">
          <draw:text-box>
            <text:p text:style-name="P1"><text:span text:style-name="T7">Fin</text:span><text:span text:style-name="T8"> </text:span></text:p>
          </draw:text-box>
        </draw:frame>
        <draw:frame draw:style-name="gr4" draw:text-style-name="P5" draw:layer="layout" svg:width="0.35cm" svg:height="0.412cm" svg:x="18.503cm" svg:y="25.996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2.525cm" svg:height="0.412cm" svg:x="2.499cm" svg:y="26.631cm">
          <draw:text-box>
            <text:p text:style-name="P1"><text:span text:style-name="T5">Exercice 1.5 </text:span></text:p>
          </draw:text-box>
        </draw:frame>
        <draw:frame draw:style-name="gr7" draw:text-style-name="P8" draw:layer="layout" svg:width="2.36cm" svg:height="0.547cm" svg:x="4.8cm" svg:y="8.6cm">
          <draw:text-box>
            <text:p><text:span text:style-name="T9">A=3, <text:s text:c="3"/></text:span><text:span text:style-name="T9">B=4</text:span></text:p>
          </draw:text-box>
        </draw:frame>
        <draw:frame draw:style-name="gr7" draw:text-style-name="P8" draw:layer="layout" svg:width="3.097cm" svg:height="0.547cm" svg:x="5cm" svg:y="14.4cm">
          <draw:text-box>
            <text:p><text:span text:style-name="T9">A=2, B=3, </text:span><text:span text:style-name="T9">C=1</text:span></text:p>
          </draw:text-box>
        </draw:frame>
        <draw:frame draw:style-name="gr7" draw:text-style-name="P8" draw:layer="layout" svg:width="1.992cm" svg:height="0.547cm" svg:x="5.2cm" svg:y="19.7cm">
          <draw:text-box>
            <text:p><text:span text:style-name="T9">A=6, B=2</text:span></text:p>
          </draw:text-box>
        </draw:frame>
        <draw:frame draw:style-name="gr7" draw:text-style-name="P8" draw:layer="layout" svg:width="3.846cm" svg:height="0.547cm" svg:x="5.3cm" svg:y="25.7cm">
          <draw:text-box>
            <text:p><text:span text:style-name="T9">A=13, </text:span><text:span text:style-name="T9">B=13, </text:span><text:span text:style-name="T9">C=13</text:span></text:p>
          </draw:text-box>
        </draw:frame>
      </draw:page>
      <draw:page draw:name="page2" draw:style-name="dp1" draw:master-page-name="master-page3">
        <draw:frame draw:style-name="gr4" draw:text-style-name="P5" draw:layer="layout" svg:width="16.207cm" svg:height="0.412cm" svg:x="2.499cm" svg:y="2.481cm">
          <draw:text-box>
            <text:p text:style-name="P1"><text:span text:style-name="T6">Quelles </text:span><text:span text:style-name="T6">seront les </text:span><text:span text:style-name="T6">valeurs des </text:span><text:span text:style-name="T6">variables A et </text:span><text:span text:style-name="T6">B après </text:span><text:span text:style-name="T6">exécution des </text:span><text:span text:style-name="T6">instructions </text:span><text:span text:style-name="T6">suivantes ? </text:span></text:p>
          </draw:text-box>
        </draw:frame>
        <draw:frame draw:style-name="gr5" draw:text-style-name="P6" draw:layer="layout" svg:width="3.859cm" svg:height="0.374cm" svg:x="2.499cm" svg:y="3.105cm">
          <draw:text-box>
            <text:p text:style-name="P1"><text:span text:style-name="T7">Varia</text:span><text:span text:style-name="T7">bles</text:span><text:span text:style-name="T8"> </text:span><text:span text:style-name="T8">A, B </text:span><text:span text:style-name="T7">en</text:span><text:span text:style-name="T8"> </text:span><text:span text:style-name="T7">Entie</text:span><text:span text:style-name="T7">r</text:span><text:span text:style-name="T8"> </text:span></text:p>
          </draw:text-box>
        </draw:frame>
        <draw:frame draw:style-name="gr5" draw:text-style-name="P6" draw:layer="layout" svg:width="1.073cm" svg:height="0.374cm" svg:x="2.499cm" svg:y="3.55cm">
          <draw:text-box>
            <text:p text:style-name="P1"><text:span text:style-name="T7">Début</text:span><text:span text:style-name="T8"> </text:span></text:p>
          </draw:text-box>
        </draw:frame>
        <draw:frame draw:style-name="gr5" draw:text-style-name="P6" draw:layer="layout" svg:width="0.993cm" svg:height="0.374cm" svg:x="2.499cm" svg:y="3.994cm">
          <draw:text-box>
            <text:p text:style-name="P1"><text:span text:style-name="T8">A ← 5 </text:span></text:p>
          </draw:text-box>
        </draw:frame>
        <draw:frame draw:style-name="gr5" draw:text-style-name="P6" draw:layer="layout" svg:width="0.993cm" svg:height="0.374cm" svg:x="2.499cm" svg:y="4.439cm">
          <draw:text-box>
            <text:p text:style-name="P1"><text:span text:style-name="T8">B ← 2 </text:span></text:p>
          </draw:text-box>
        </draw:frame>
        <draw:frame draw:style-name="gr5" draw:text-style-name="P6" draw:layer="layout" svg:width="1.005cm" svg:height="0.374cm" svg:x="2.499cm" svg:y="4.883cm">
          <draw:text-box>
            <text:p text:style-name="P1"><text:span text:style-name="T8">A ← B </text:span></text:p>
          </draw:text-box>
        </draw:frame>
        <draw:frame draw:style-name="gr5" draw:text-style-name="P6" draw:layer="layout" svg:width="1.005cm" svg:height="0.374cm" svg:x="2.499cm" svg:y="5.328cm">
          <draw:text-box>
            <text:p text:style-name="P1"><text:span text:style-name="T8">B ← A </text:span></text:p>
          </draw:text-box>
        </draw:frame>
        <draw:frame draw:style-name="gr5" draw:text-style-name="P6" draw:layer="layout" svg:width="0.578cm" svg:height="0.374cm" svg:x="2.499cm" svg:y="5.768cm">
          <draw:text-box>
            <text:p text:style-name="P1"><text:span text:style-name="T7">Fin</text:span><text:span text:style-name="T8"> </text:span></text:p>
          </draw:text-box>
        </draw:frame>
        <draw:frame draw:style-name="gr4" draw:text-style-name="P5" draw:layer="layout" svg:width="17.892cm" svg:height="0.412cm" svg:x="2.499cm" svg:y="6.41cm">
          <draw:text-box>
            <text:p text:style-name="P1"><text:span text:style-name="T6">M</text:span><text:span text:style-name="T6">o</text:span><text:span text:style-name="T6">r</text:span><text:span text:style-name="T6">a</text:span><text:span text:style-name="T6">li</text:span><text:span text:style-name="T6">t</text:span><text:span text:style-name="T6">é </text:span><text:span text:style-name="T6">: </text:span><text:span text:style-name="T6">l</text:span><text:span text:style-name="T6">e</text:span><text:span text:style-name="T6">s </text:span><text:span text:style-name="T6">d</text:span><text:span text:style-name="T6">e</text:span><text:span text:style-name="T6">u</text:span><text:span text:style-name="T6">x </text:span><text:span text:style-name="T6">d</text:span><text:span text:style-name="T6">e</text:span><text:span text:style-name="T6">r</text:span><text:span text:style-name="T6">n</text:span><text:span text:style-name="T6">i</text:span><text:span text:style-name="T6">è</text:span><text:span text:style-name="T6">r</text:span><text:span text:style-name="T6">e</text:span><text:span text:style-name="T6">s </text:span><text:span text:style-name="T6">i</text:span><text:span text:style-name="T6">n</text:span><text:span text:style-name="T6">s</text:span><text:span text:style-name="T6">t</text:span><text:span text:style-name="T6">r</text:span><text:span text:style-name="T6">u</text:span><text:span text:style-name="T6">c</text:span><text:span text:style-name="T6">t</text:span><text:span text:style-name="T6">i</text:span><text:span text:style-name="T6">o</text:span><text:span text:style-name="T6">n</text:span><text:span text:style-name="T6">s </text:span><text:span text:style-name="T6">p</text:span><text:span text:style-name="T6">e</text:span><text:span text:style-name="T6">r</text:span><text:span text:style-name="T6">m</text:span><text:span text:style-name="T6">e</text:span><text:span text:style-name="T6">t</text:span><text:span text:style-name="T6">t</text:span><text:span text:style-name="T6">e</text:span><text:span text:style-name="T6">n</text:span><text:span text:style-name="T6">t</text:span><text:span text:style-name="T6">-</text:span><text:span text:style-name="T6">e</text:span><text:span text:style-name="T6">ll</text:span><text:span text:style-name="T6">e</text:span><text:span text:style-name="T6">s </text:span><text:span text:style-name="T6">d</text:span><text:span text:style-name="T6">’</text:span><text:span text:style-name="T6">é</text:span><text:span text:style-name="T6">c</text:span><text:span text:style-name="T6">h</text:span><text:span text:style-name="T6">a</text:span><text:span text:style-name="T6">n</text:span><text:span text:style-name="T6">g</text:span><text:span text:style-name="T6">e</text:span><text:span text:style-name="T6">r </text:span><text:span text:style-name="T6">l</text:span><text:span text:style-name="T6">e</text:span><text:span text:style-name="T6">s </text:span><text:span text:style-name="T6">d</text:span><text:span text:style-name="T6">e</text:span><text:span text:style-name="T6">u</text:span><text:span text:style-name="T6">x </text:span><text:span text:style-name="T6">v</text:span><text:span text:style-name="T6">a</text:span><text:span text:style-name="T6">l</text:span><text:span text:style-name="T6">e</text:span><text:span text:style-name="T6">u</text:span><text:span text:style-name="T6">r</text:span><text:span text:style-name="T6">s </text:span><text:span text:style-name="T6">d</text:span><text:span text:style-name="T6">e </text:span><text:span text:style-name="T6">B</text:span><text:span text:style-name="T6"> </text:span><text:span text:style-name="T6">e</text:span><text:span text:style-name="T6">t </text:span><text:span text:style-name="T6">A</text:span><text:span text:style-name="T6"> </text:span><text:span text:style-name="T6">? </text:span><text:span text:style-name="T6">S</text:span><text:span text:style-name="T6">i </text:span></text:p>
          </draw:text-box>
        </draw:frame>
        <draw:polygon draw:style-name="gr6" draw:text-style-name="P7" draw:layer="layout" svg:width="12.001cm" svg:height="0.055cm" svg:x="4.496cm" svg:y="7.819cm" svg:viewBox="0 0 12002 56" draw:points="0,56 12002,56 12002,0 0,0">
          <text:p/>
        </draw:polygon>
        <draw:frame draw:style-name="gr4" draw:text-style-name="P5" draw:layer="layout" svg:width="13.612cm" svg:height="0.412cm" svg:x="2.499cm" svg:y="6.897cm">
          <draw:text-box>
            <text:p text:style-name="P1"><text:span text:style-name="T6">l’on inverse les </text:span><text:span text:style-name="T6">deux dernières </text:span><text:span text:style-name="T6">instructions, cela </text:span><text:span text:style-name="T6">change-t-il </text:span><text:span text:style-name="T6">quelque chose ? </text:span></text:p>
          </draw:text-box>
        </draw:frame>
        <draw:frame draw:style-name="gr4" draw:text-style-name="P5" draw:layer="layout" svg:width="0.35cm" svg:height="0.412cm" svg:x="18.503cm" svg:y="7.638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2.525cm" svg:height="0.412cm" svg:x="2.499cm" svg:y="8.273cm">
          <draw:text-box>
            <text:p text:style-name="P1"><text:span text:style-name="T5">Exercice 1.6 </text:span></text:p>
          </draw:text-box>
        </draw:frame>
        <draw:frame draw:style-name="gr4" draw:text-style-name="P5" draw:layer="layout" svg:width="17.393cm" svg:height="0.412cm" svg:x="2.499cm" svg:y="9.013cm">
          <draw:text-box>
            <text:p text:style-name="P1"><text:span text:style-name="T6">P</text:span><text:span text:style-name="T6">l</text:span><text:span text:style-name="T6">u</text:span><text:span text:style-name="T6">s</text:span><text:span text:style-name="T6"> </text:span><text:span text:style-name="T6">d</text:span><text:span text:style-name="T6">i</text:span><text:span text:style-name="T6">f</text:span><text:span text:style-name="T6">f</text:span><text:span text:style-name="T6">i</text:span><text:span text:style-name="T6">c</text:span><text:span text:style-name="T6">i</text:span><text:span text:style-name="T6">l</text:span><text:span text:style-name="T6">e</text:span><text:span text:style-name="T6">, </text:span><text:span text:style-name="T6">m</text:span><text:span text:style-name="T6">a</text:span><text:span text:style-name="T6">i</text:span><text:span text:style-name="T6">s</text:span><text:span text:style-name="T6"> </text:span><text:span text:style-name="T6">c</text:span><text:span text:style-name="T6">’</text:span><text:span text:style-name="T6">e</text:span><text:span text:style-name="T6">s</text:span><text:span text:style-name="T6">t </text:span><text:span text:style-name="T6">u</text:span><text:span text:style-name="T6">n</text:span><text:span text:style-name="T6"> </text:span><text:span text:style-name="T6">c</text:span><text:span text:style-name="T6">l</text:span><text:span text:style-name="T6">a</text:span><text:span text:style-name="T6">s</text:span><text:span text:style-name="T6">s</text:span><text:span text:style-name="T6">i</text:span><text:span text:style-name="T6">q</text:span><text:span text:style-name="T6">u</text:span><text:span text:style-name="T6">e</text:span><text:span text:style-name="T6"> </text:span><text:span text:style-name="T6">a</text:span><text:span text:style-name="T6">b</text:span><text:span text:style-name="T6">s</text:span><text:span text:style-name="T6">o</text:span><text:span text:style-name="T6">l</text:span><text:span text:style-name="T6">u</text:span><text:span text:style-name="T6">, </text:span><text:span text:style-name="T6">q</text:span><text:span text:style-name="T6">u</text:span><text:span text:style-name="T6">’</text:span><text:span text:style-name="T6">i</text:span><text:span text:style-name="T6">l </text:span><text:span text:style-name="T6">f</text:span><text:span text:style-name="T6">a</text:span><text:span text:style-name="T6">u</text:span><text:span text:style-name="T6">t </text:span><text:span text:style-name="T6">a</text:span><text:span text:style-name="T6">b</text:span><text:span text:style-name="T6">s</text:span><text:span text:style-name="T6">o</text:span><text:span text:style-name="T6">l</text:span><text:span text:style-name="T6">u</text:span><text:span text:style-name="T6">m</text:span><text:span text:style-name="T6">e</text:span><text:span text:style-name="T6">n</text:span><text:span text:style-name="T6">t </text:span><text:span text:style-name="T6">m</text:span><text:span text:style-name="T6">a</text:span><text:span text:style-name="T6">î</text:span><text:span text:style-name="T6">t</text:span><text:span text:style-name="T6">r</text:span><text:span text:style-name="T6">i</text:span><text:span text:style-name="T6">s</text:span><text:span text:style-name="T6">e</text:span><text:span text:style-name="T6">r </text:span><text:span text:style-name="T6">: </text:span><text:span text:style-name="T6">é</text:span><text:span text:style-name="T6">c</text:span><text:span text:style-name="T6">r</text:span><text:span text:style-name="T6">i</text:span><text:span text:style-name="T6">r</text:span><text:span text:style-name="T6">e</text:span><text:span text:style-name="T6"> </text:span><text:span text:style-name="T6">u</text:span><text:span text:style-name="T6">n</text:span><text:span text:style-name="T6"> </text:span><text:span text:style-name="T6">a</text:span><text:span text:style-name="T6">l</text:span><text:span text:style-name="T6">g</text:span><text:span text:style-name="T6">o</text:span><text:span text:style-name="T6">r</text:span><text:span text:style-name="T6">i</text:span><text:span text:style-name="T6">t</text:span><text:span text:style-name="T6">h</text:span><text:span text:style-name="T6">m</text:span><text:span text:style-name="T6">e</text:span><text:span text:style-name="T6"> </text:span></text:p>
          </draw:text-box>
        </draw:frame>
        <draw:frame draw:style-name="gr4" draw:text-style-name="P5" draw:layer="layout" svg:width="18.222cm" svg:height="0.412cm" svg:x="2.499cm" svg:y="9.504cm">
          <draw:text-box>
            <text:p text:style-name="P1"><text:span text:style-name="T6">per</text:span><text:span text:style-name="T6">met</text:span><text:span text:style-name="T6">tant </text:span><text:span text:style-name="T6"><text:s/></text:span><text:span text:style-name="T6">d’éc</text:span><text:span text:style-name="T6">han</text:span><text:span text:style-name="T6">ger <text:s/></text:span><text:span text:style-name="T6">les <text:s/></text:span><text:span text:style-name="T6">vale</text:span><text:span text:style-name="T6">urs <text:s/></text:span><text:span text:style-name="T6">de <text:s/></text:span><text:span text:style-name="T6">deu</text:span><text:span text:style-name="T6">x <text:s/></text:span><text:span text:style-name="T6">vari</text:span><text:span text:style-name="T6">able</text:span><text:span text:style-name="T6">s <text:s/>A <text:s/></text:span><text:span text:style-name="T6">et <text:s/></text:span><text:span text:style-name="T6">B, <text:s/></text:span><text:span text:style-name="T6">et <text:s/></text:span><text:span text:style-name="T6">ce <text:s/></text:span><text:span text:style-name="T6">quel </text:span><text:span text:style-name="T6"><text:s/>que </text:span><text:span text:style-name="T6"><text:s/>soit </text:span><text:span text:style-name="T6"><text:s/></text:span><text:span text:style-name="T6">leur </text:span><text:span text:style-name="T6"><text:s/></text:span><text:span text:style-name="T6">cont</text:span><text:span text:style-name="T6">enu </text:span></text:p>
          </draw:text-box>
        </draw:frame>
        <draw:polygon draw:style-name="gr6" draw:text-style-name="P7" draw:layer="layout" svg:width="12.001cm" svg:height="0.055cm" svg:x="4.496cm" svg:y="10.918cm" svg:viewBox="0 0 12002 56" draw:points="0,56 12002,56 12002,0 0,0">
          <text:p/>
        </draw:polygon>
        <draw:frame draw:style-name="gr4" draw:text-style-name="P5" draw:layer="layout" svg:width="1.873cm" svg:height="0.412cm" svg:x="2.499cm" svg:y="9.992cm">
          <draw:text-box>
            <text:p text:style-name="P1"><text:span text:style-name="T6">p</text:span><text:span text:style-name="T6">r</text:span><text:span text:style-name="T6">é</text:span><text:span text:style-name="T6">al</text:span><text:span text:style-name="T6">a</text:span><text:span text:style-name="T6">bl</text:span><text:span text:style-name="T6">e. </text:span></text:p>
          </draw:text-box>
        </draw:frame>
        <draw:frame draw:style-name="gr4" draw:text-style-name="P5" draw:layer="layout" svg:width="0.35cm" svg:height="0.412cm" svg:x="18.503cm" svg:y="10.737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2.525cm" svg:height="0.412cm" svg:x="2.499cm" svg:y="11.372cm">
          <draw:text-box>
            <text:p text:style-name="P1"><text:span text:style-name="T5">E</text:span><text:span text:style-name="T5">x</text:span><text:span text:style-name="T5">er</text:span><text:span text:style-name="T5">ci</text:span><text:span text:style-name="T5">c</text:span><text:span text:style-name="T5">e </text:span><text:span text:style-name="T5">1.</text:span><text:span text:style-name="T5">7 </text:span></text:p>
          </draw:text-box>
        </draw:frame>
        <draw:frame draw:style-name="gr4" draw:text-style-name="P5" draw:layer="layout" svg:width="17.587cm" svg:height="0.412cm" svg:x="2.499cm" svg:y="12.113cm">
          <draw:text-box>
            <text:p text:style-name="P1"><text:span text:style-name="T6">U</text:span><text:span text:style-name="T6">n</text:span><text:span text:style-name="T6">e</text:span><text:span text:style-name="T6"> <text:s/></text:span><text:span text:style-name="T6">v</text:span><text:span text:style-name="T6">a</text:span><text:span text:style-name="T6">r</text:span><text:span text:style-name="T6">i</text:span><text:span text:style-name="T6">a</text:span><text:span text:style-name="T6">n</text:span><text:span text:style-name="T6">t</text:span><text:span text:style-name="T6">e</text:span><text:span text:style-name="T6"> <text:s/></text:span><text:span text:style-name="T6">d</text:span><text:span text:style-name="T6">u</text:span><text:span text:style-name="T6"> <text:s/></text:span><text:span text:style-name="T6">p</text:span><text:span text:style-name="T6">r</text:span><text:span text:style-name="T6">é</text:span><text:span text:style-name="T6">c</text:span><text:span text:style-name="T6">é</text:span><text:span text:style-name="T6">d</text:span><text:span text:style-name="T6">e</text:span><text:span text:style-name="T6">n</text:span><text:span text:style-name="T6">t </text:span><text:span text:style-name="T6">: </text:span><text:span text:style-name="T6"><text:s/></text:span><text:span text:style-name="T6">o</text:span><text:span text:style-name="T6">n</text:span><text:span text:style-name="T6"> <text:s/></text:span><text:span text:style-name="T6">d</text:span><text:span text:style-name="T6">i</text:span><text:span text:style-name="T6">s</text:span><text:span text:style-name="T6">p</text:span><text:span text:style-name="T6">o</text:span><text:span text:style-name="T6">s</text:span><text:span text:style-name="T6">e</text:span><text:span text:style-name="T6"> <text:s/></text:span><text:span text:style-name="T6">d</text:span><text:span text:style-name="T6">e</text:span><text:span text:style-name="T6"> <text:s/></text:span><text:span text:style-name="T6">t</text:span><text:span text:style-name="T6">r</text:span><text:span text:style-name="T6">o</text:span><text:span text:style-name="T6">i</text:span><text:span text:style-name="T6">s</text:span><text:span text:style-name="T6"> <text:s/></text:span><text:span text:style-name="T6">v</text:span><text:span text:style-name="T6">a</text:span><text:span text:style-name="T6">r</text:span><text:span text:style-name="T6">i</text:span><text:span text:style-name="T6">a</text:span><text:span text:style-name="T6">b</text:span><text:span text:style-name="T6">l</text:span><text:span text:style-name="T6">e</text:span><text:span text:style-name="T6">s</text:span><text:span text:style-name="T6"> <text:s/></text:span><text:span text:style-name="T6">A</text:span><text:span text:style-name="T6">, </text:span><text:span text:style-name="T6"><text:s/></text:span><text:span text:style-name="T6">B</text:span><text:span text:style-name="T6"> <text:s/></text:span><text:span text:style-name="T6">e</text:span><text:span text:style-name="T6">t </text:span><text:span text:style-name="T6"><text:s/></text:span><text:span text:style-name="T6">C</text:span><text:span text:style-name="T6">. </text:span><text:span text:style-name="T6"><text:s/></text:span><text:span text:style-name="T6">E</text:span><text:span text:style-name="T6">c</text:span><text:span text:style-name="T6">r</text:span><text:span text:style-name="T6">i</text:span><text:span text:style-name="T6">v</text:span><text:span text:style-name="T6">e</text:span><text:span text:style-name="T6">z</text:span><text:span text:style-name="T6"> <text:s/></text:span><text:span text:style-name="T6">u</text:span><text:span text:style-name="T6">n</text:span><text:span text:style-name="T6"> <text:s/></text:span><text:span text:style-name="T6">a</text:span><text:span text:style-name="T6">l</text:span><text:span text:style-name="T6">g</text:span><text:span text:style-name="T6">o</text:span><text:span text:style-name="T6">r</text:span><text:span text:style-name="T6">i</text:span><text:span text:style-name="T6">t</text:span><text:span text:style-name="T6">h</text:span><text:span text:style-name="T6">m</text:span><text:span text:style-name="T6">e</text:span><text:span text:style-name="T6"> </text:span></text:p>
          </draw:text-box>
        </draw:frame>
        <draw:frame draw:style-name="gr4" draw:text-style-name="P5" draw:layer="layout" svg:width="17.625cm" svg:height="0.412cm" svg:x="2.499cm" svg:y="12.604cm">
          <draw:text-box>
            <text:p text:style-name="P1"><text:span text:style-name="T6">transférant </text:span><text:span text:style-name="T6">à B la valeur </text:span><text:span text:style-name="T6">de A, à C la </text:span><text:span text:style-name="T6">valeur de B </text:span><text:span text:style-name="T6">et à A la </text:span><text:span text:style-name="T6">valeur de C </text:span><text:span text:style-name="T6">(toujours </text:span><text:span text:style-name="T6">quels que </text:span><text:span text:style-name="T6">soient les </text:span></text:p>
          </draw:text-box>
        </draw:frame>
        <draw:polygon draw:style-name="gr6" draw:text-style-name="P7" draw:layer="layout" svg:width="12.001cm" svg:height="0.057cm" svg:x="4.496cm" svg:y="14.015cm" svg:viewBox="0 0 12002 58" draw:points="0,58 12002,58 12002,0 0,0">
          <text:p/>
        </draw:polygon>
        <draw:frame draw:style-name="gr4" draw:text-style-name="P5" draw:layer="layout" svg:width="6.995cm" svg:height="0.412cm" svg:x="2.499cm" svg:y="13.091cm">
          <draw:text-box>
            <text:p text:style-name="P1"><text:span text:style-name="T6">c</text:span><text:span text:style-name="T6">o</text:span><text:span text:style-name="T6">n</text:span><text:span text:style-name="T6">t</text:span><text:span text:style-name="T6">e</text:span><text:span text:style-name="T6">n</text:span><text:span text:style-name="T6">u</text:span><text:span text:style-name="T6">s</text:span><text:span text:style-name="T6"> </text:span><text:span text:style-name="T6">p</text:span><text:span text:style-name="T6">r</text:span><text:span text:style-name="T6">é</text:span><text:span text:style-name="T6">a</text:span><text:span text:style-name="T6">l</text:span><text:span text:style-name="T6">a</text:span><text:span text:style-name="T6">b</text:span><text:span text:style-name="T6">l</text:span><text:span text:style-name="T6">e</text:span><text:span text:style-name="T6">s</text:span><text:span text:style-name="T6"> </text:span><text:span text:style-name="T6">d</text:span><text:span text:style-name="T6">e</text:span><text:span text:style-name="T6"> </text:span><text:span text:style-name="T6">c</text:span><text:span text:style-name="T6">e</text:span><text:span text:style-name="T6">s</text:span><text:span text:style-name="T6"> </text:span><text:span text:style-name="T6">v</text:span><text:span text:style-name="T6">a</text:span><text:span text:style-name="T6">r</text:span><text:span text:style-name="T6">i</text:span><text:span text:style-name="T6">a</text:span><text:span text:style-name="T6">b</text:span><text:span text:style-name="T6">l</text:span><text:span text:style-name="T6">e</text:span><text:span text:style-name="T6">s</text:span><text:span text:style-name="T6">)</text:span><text:span text:style-name="T6">. </text:span><text:span text:style-name="T6"><text:s/></text:span></text:p>
          </draw:text-box>
        </draw:frame>
        <draw:frame draw:style-name="gr4" draw:text-style-name="P5" draw:layer="layout" svg:width="0.35cm" svg:height="0.412cm" svg:x="18.503cm" svg:y="13.836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2.525cm" svg:height="0.412cm" svg:x="2.499cm" svg:y="14.471cm">
          <draw:text-box>
            <text:p text:style-name="P1"><text:span text:style-name="T5">Exer</text:span><text:span text:style-name="T5">cice </text:span><text:span text:style-name="T5">1.8 </text:span></text:p>
          </draw:text-box>
        </draw:frame>
        <draw:frame draw:style-name="gr4" draw:text-style-name="P5" draw:layer="layout" svg:width="6.14cm" svg:height="0.412cm" svg:x="2.499cm" svg:y="15.208cm">
          <draw:text-box>
            <text:p text:style-name="P1"><text:span text:style-name="T6">Que produit l’algorithme suivant ? </text:span></text:p>
          </draw:text-box>
        </draw:frame>
        <draw:frame draw:style-name="gr5" draw:text-style-name="P6" draw:layer="layout" svg:width="5.066cm" svg:height="0.374cm" svg:x="2.499cm" svg:y="15.828cm">
          <draw:text-box>
            <text:p text:style-name="P1"><text:span text:style-name="T7">Variables</text:span><text:span text:style-name="T8"> A, B, C </text:span><text:span text:style-name="T7">en</text:span><text:span text:style-name="T8"> </text:span><text:span text:style-name="T7">Caractères</text:span><text:span text:style-name="T8"> </text:span></text:p>
          </draw:text-box>
        </draw:frame>
        <draw:frame draw:style-name="gr5" draw:text-style-name="P6" draw:layer="layout" svg:width="1.073cm" svg:height="0.374cm" svg:x="2.499cm" svg:y="16.272cm">
          <draw:text-box>
            <text:p text:style-name="P1"><text:span text:style-name="T7">Début</text:span><text:span text:style-name="T8"> </text:span></text:p>
          </draw:text-box>
        </draw:frame>
        <draw:frame draw:style-name="gr5" draw:text-style-name="P6" draw:layer="layout" svg:width="1.687cm" svg:height="0.374cm" svg:x="2.499cm" svg:y="16.717cm">
          <draw:text-box>
            <text:p text:style-name="P1"><text:span text:style-name="T8">A</text:span><text:span text:style-name="T8"> </text:span><text:span text:style-name="T8">←</text:span><text:span text:style-name="T8"> </text:span><text:span text:style-name="T8">"</text:span><text:span text:style-name="T8">4</text:span><text:span text:style-name="T8">2</text:span><text:span text:style-name="T8">3</text:span><text:span text:style-name="T8">"</text:span><text:span text:style-name="T8"> </text:span></text:p>
          </draw:text-box>
        </draw:frame>
        <draw:frame draw:style-name="gr5" draw:text-style-name="P6" draw:layer="layout" svg:width="1.484cm" svg:height="0.374cm" svg:x="2.499cm" svg:y="17.162cm">
          <draw:text-box>
            <text:p text:style-name="P1"><text:span text:style-name="T8">B </text:span><text:span text:style-name="T8">← </text:span><text:span text:style-name="T8">"1</text:span><text:span text:style-name="T8">2" </text:span></text:p>
          </draw:text-box>
        </draw:frame>
        <draw:frame draw:style-name="gr5" draw:text-style-name="P6" draw:layer="layout" svg:width="1.695cm" svg:height="0.374cm" svg:x="2.499cm" svg:y="17.606cm">
          <draw:text-box>
            <text:p text:style-name="P1"><text:span text:style-name="T8">C ← </text:span><text:span text:style-name="T8">A + </text:span><text:span text:style-name="T8">B </text:span></text:p>
          </draw:text-box>
        </draw:frame>
        <draw:polygon draw:style-name="gr6" draw:text-style-name="P7" draw:layer="layout" svg:width="12.001cm" svg:height="0.055cm" svg:x="4.496cm" svg:y="18.956cm" svg:viewBox="0 0 12002 56" draw:points="0,56 12002,56 12002,0 0,0">
          <text:p/>
        </draw:polygon>
        <draw:frame draw:style-name="gr5" draw:text-style-name="P6" draw:layer="layout" svg:width="0.578cm" svg:height="0.374cm" svg:x="2.499cm" svg:y="18.047cm">
          <draw:text-box>
            <text:p text:style-name="P1"><text:span text:style-name="T7">Fi</text:span><text:span text:style-name="T7">n</text:span><text:span text:style-name="T8"> </text:span></text:p>
          </draw:text-box>
        </draw:frame>
        <draw:frame draw:style-name="gr4" draw:text-style-name="P5" draw:layer="layout" svg:width="0.35cm" svg:height="0.412cm" svg:x="18.503cm" svg:y="18.777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2.525cm" svg:height="0.412cm" svg:x="2.499cm" svg:y="19.412cm">
          <draw:text-box>
            <text:p text:style-name="P1"><text:span text:style-name="T5">Exercic</text:span><text:span text:style-name="T5">e 1.9 </text:span></text:p>
          </draw:text-box>
        </draw:frame>
        <draw:frame draw:style-name="gr4" draw:text-style-name="P5" draw:layer="layout" svg:width="6.14cm" svg:height="0.412cm" svg:x="2.499cm" svg:y="20.149cm">
          <draw:text-box>
            <text:p text:style-name="P1"><text:span text:style-name="T6">Que </text:span><text:span text:style-name="T6">produit </text:span><text:span text:style-name="T6">l’algorith</text:span><text:span text:style-name="T6">me </text:span><text:span text:style-name="T6">suivant ? </text:span></text:p>
          </draw:text-box>
        </draw:frame>
        <draw:frame draw:style-name="gr5" draw:text-style-name="P6" draw:layer="layout" svg:width="5.066cm" svg:height="0.374cm" svg:x="2.499cm" svg:y="20.769cm">
          <draw:text-box>
            <text:p text:style-name="P1"><text:span text:style-name="T7">Varia</text:span><text:span text:style-name="T7">bles</text:span><text:span text:style-name="T8"> </text:span><text:span text:style-name="T8">A, B, </text:span><text:span text:style-name="T8">C </text:span><text:span text:style-name="T7">en</text:span><text:span text:style-name="T8"> </text:span><text:span text:style-name="T7">Carac</text:span><text:span text:style-name="T7">tères</text:span><text:span text:style-name="T8"> </text:span></text:p>
          </draw:text-box>
        </draw:frame>
        <draw:frame draw:style-name="gr5" draw:text-style-name="P6" draw:layer="layout" svg:width="1.073cm" svg:height="0.374cm" svg:x="2.499cm" svg:y="21.213cm">
          <draw:text-box>
            <text:p text:style-name="P1"><text:span text:style-name="T7">Début</text:span><text:span text:style-name="T8"> </text:span></text:p>
          </draw:text-box>
        </draw:frame>
        <draw:frame draw:style-name="gr5" draw:text-style-name="P6" draw:layer="layout" svg:width="1.687cm" svg:height="0.374cm" svg:x="2.499cm" svg:y="21.658cm">
          <draw:text-box>
            <text:p text:style-name="P1"><text:span text:style-name="T8">A </text:span><text:span text:style-name="T8">←</text:span><text:span text:style-name="T8"> </text:span><text:span text:style-name="T8">"</text:span><text:span text:style-name="T8">4</text:span><text:span text:style-name="T8">2</text:span><text:span text:style-name="T8">3</text:span><text:span text:style-name="T8">" </text:span></text:p>
          </draw:text-box>
        </draw:frame>
        <draw:frame draw:style-name="gr5" draw:text-style-name="P6" draw:layer="layout" svg:width="1.484cm" svg:height="0.374cm" svg:x="2.499cm" svg:y="22.102cm">
          <draw:text-box>
            <text:p text:style-name="P1"><text:span text:style-name="T8">B ← "12" </text:span></text:p>
          </draw:text-box>
        </draw:frame>
        <draw:frame draw:style-name="gr5" draw:text-style-name="P6" draw:layer="layout" svg:width="1.674cm" svg:height="0.374cm" svg:x="2.499cm" svg:y="22.547cm">
          <draw:text-box>
            <text:p text:style-name="P1"><text:span text:style-name="T8">C ← A &amp; B </text:span></text:p>
          </draw:text-box>
        </draw:frame>
        <draw:frame draw:style-name="gr5" draw:text-style-name="P6" draw:layer="layout" svg:width="0.578cm" svg:height="0.374cm" svg:x="2.499cm" svg:y="22.987cm">
          <draw:text-box>
            <text:p text:style-name="P1"><text:span text:style-name="T7">F</text:span><text:span text:style-name="T7">i</text:span><text:span text:style-name="T7">n</text:span><text:span text:style-name="T8"> </text:span></text:p>
          </draw:text-box>
        </draw:frame>
        <draw:frame draw:style-name="gr8" draw:text-style-name="P9" draw:layer="layout" svg:width="0.422cm" svg:height="0.471cm" svg:x="2.499cm" svg:y="23.646cm">
          <draw:text-box>
            <text:p text:style-name="P1"><text:span text:style-name="T10"><text:s/></text:span></text:p>
          </draw:text-box>
        </draw:frame>
        <draw:frame draw:style-name="gr7" draw:text-style-name="P8" draw:layer="layout" svg:width="1.992cm" svg:height="0.547cm" svg:x="4.7cm" svg:y="7.4cm">
          <draw:text-box>
            <text:p><text:span text:style-name="T9">A=2, </text:span><text:span text:style-name="T9">B=2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Console1" svg:font-family="'Lucida Console'"/>
    <style:font-face style:name="Times New Roman1" svg:font-family="'Times New Roman'"/>
    <style:font-face style:name="Trebuchet MS1" svg:font-family="'Trebuchet MS'"/>
    <style:font-face style:name="DejaVu Sans1" svg:font-family="'DejaVu Sans'" style:font-pitch="variable"/>
    <style:font-face style:name="Liberation Serif" svg:font-family="'Liberation Serif'" style:font-pitch="variable"/>
    <style:font-face style:name="Lucida Console" svg:font-family="'Lucida Console'" style:font-pitch="variable"/>
    <style:font-face style:name="Times New Roman" svg:font-family="'Times New Roman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4cm" fo:margin-bottom="1cm" fo:margin-left="2.4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23T13:39:27.692219339</dc:date>
    <meta:editing-duration>PT3M52S</meta:editing-duration>
    <meta:editing-cycles>1</meta:editing-cycles>
    <meta:document-statistic meta:object-count="107"/>
    <meta:generator>LibreOffice/6.4.7.2$Linux_X86_64 LibreOffice_project/40$Build-2</meta:generator>
  </office:meta>
</office:document-meta>
</file>